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Solvent abuse and adulteration of drugs</text:p>
      <text:p text:style-name="Standard"/>
      <text:p text:style-name="Standard">Solvent abuse is as prevalent today as it has always been, however, it does not receive the same degree of publicity as other classified drugs.</text:p>
      <text:p text:style-name="Standard"/>
      <text:p text:style-name="Standard">Solvents are a broad term for a range of household chemicals widely available. These include, aerosols, Tippex, paint thinners, varnish, petrol, lighter fluid, adhesives etc.</text:p>
      <text:p text:style-name="Standard">Their use results in an instant ,albeit, shortlived high. They are responsible for approximately 50 deaths annually in England and Wales (Trends in Death- Centre for Drug policy St George's London). The use of solvents is also addictive psychologically and there is evidence that tolerance develops also which indicates a physical dependence.</text:p>
      <text:p text:style-name="Standard"/>
      <text:p text:style-name="Standard">Like all drug use, solvents do NOT discriminate, all sectors of society have access and use solvents. They are administered through inhalation and will result in the user passing out in an euphoric state. When death occurs it is generally through asphyxia, choking on own vomit ort cardiac arrythmia.</text:p>
      <text:p text:style-name="Standard"/>
      <text:p text:style-name="Standard">Education in schools has helped (PSHE) limit use but it is still widespread. My own research has indicated that it is still prevalent amongst the traveller community and also very prevalent in the 'eastern bloc' countries. Solvents are not a fashionable drug of choice, it carries no glamour attachment unlike Cocaine, Ketamine, Ecstasy for example.</text:p>
      <text:p text:style-name="Standard"/>
      <text:p text:style-name="Standard">In custody I have noted that only 5 clients stated that solvents were their specific drug of choice (after a career spanning 15 years and 4 prisons in the East). However, solvent use was often cited as a drug which clients had used in the past thereby adding weight to it being a potential 'gateway' drug. This was prevalent in prisoners aged 30-40.(Gateway is not a term I like but it is often used within the media)</text:p>
      <text:p text:style-name="Standard"/>
      <text:p text:style-name="Standard">Solvents are used primarily because they are;</text:p>
      <text:p text:style-name="Standard">Accessable- on average a home may have between 20 and 30 aerosols, adhesives, varnishes, paints, cosmetic products which can be misused .</text:p>
      <text:p text:style-name="Standard">Cheap- from 99pence upwards.</text:p>
      <text:p text:style-name="Standard">Instant rush/euphoria.</text:p>
      <text:p text:style-name="Standard"/>
      <text:p text:style-name="Standard">The down side is as stated death, mood swings, lassitude, skin conditions, nausea, slurred speach, headaches, liver/heart/kidney damage , Behavioural and attitudinal changes can also be noted, furtiveness, denial, breakdown in relationships etc.</text:p>
      <text:p text:style-name="Standard"/>
      <text:p text:style-name="Standard">Solvent possession is NOT illegal. However, there is a multitude of laws that are specific to solvents;</text:p>
      <text:p text:style-name="Standard">Intoxicating Substance Act 1985- Supply. This is widely used to prosecute shop keepers for selling solvents to individuals under 18 years of age.</text:p>
      <text:p text:style-name="Standard">Cigarette Lighter Fluid Refill regulations of 1999</text:p>
      <text:p text:style-name="Standard">Anti-social Behaviour Act 2003- ref spray paint</text:p>
      <text:p text:style-name="Standard">Medicines Act 1968- nitrous oxide</text:p>
      <text:p text:style-name="Standard"/>
      <text:p text:style-name="Standard">Harm minimisation is discussed within schools and youth groups (as well as police and prison conditions) However, drug education in schools is traditionally fairly poor. This is a shame because solvents are freely available within the home and people need to be educated about all relevant dangers in the environment.</text:p>
      <text:p text:style-name="Standard"/>
      <text:p text:style-name="Standard"/>
      <text:p text:style-name="Standard"/>
      <text:p text:style-name="Standard"><text:soft-page-break/></text:p>
      <text:p text:style-name="Standard"/>
      <text:p text:style-name="Standard">Adulteration of drugs</text:p>
      <text:p text:style-name="Standard"/>
      <text:p text:style-name="Standard">There has been very little meaningful research done on this subject. The Observer have conducted periodic samples, nationwide of availability of drugs, costs and have analysed some of the purity levels of the drugs available within the community. St Georges have also conducted regular 'amnesty boxes ' in clubs throughout London and Brighton in particular where again they have explored what drugs are being used , their prevalence and again have tested for purity levels.</text:p>
      <text:p text:style-name="Standard"/>
      <text:p text:style-name="Standard">Many drug deaths occur due to the high purity of a particular batch of drugs whether this be Heroin or Crack.</text:p>
      <text:p text:style-name="Standard">Adulteration does take place often at source to bulk up or bind the product prior to distribution. The drug can then be cut again often with chalk, paracetomol, caffeine, glucose etc. In custody the drug will then be cut further and due to the lack of availability of 'appropriate' cutting agents other products/medications/building materials will then be added.</text:p>
      <text:p text:style-name="Standard"/>
      <text:p text:style-name="Standard">If the drug is to be smoked or snorted the cutting agents impact on health will therfore be reduced. However if the drug is to be injected (Principally Heroin but increasingly Heroin and Crack combined) then the adulterants enter the blood system and this can lead to thrombosis, or death. Many IV users are unable to skin pop or use the veins in their arms and will resort to alternative sites from the neck to the groin. Again adulterants can potentially cause problems and could result in amputation.</text:p>
      <text:p text:style-name="Standard"/>
      <text:p text:style-name="Standard">Currently there is an awareness campaign with batches of heroin that had been buried in the past and have become contaminated with anthrax. <text:s/></text:p>
      <text:p text:style-name="Standard"/>
      <text:p text:style-name="Standard"><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21T12:08:45.99</meta:creation-date>
    <dc:date>2014-05-21T17:35:42.620704000</dc:date>
    <meta:editing-duration>PT9M27S</meta:editing-duration>
    <meta:editing-cycles>2</meta:editing-cycles>
    <meta:generator>LibreOffice/4.1.4.2$MacOSX_x86 LibreOffice_project/0a0440ccc0227ad9829de5f46be37cfb6edcf72</meta:generator>
    <meta:document-statistic meta:table-count="0" meta:image-count="0" meta:object-count="0" meta:page-count="2" meta:paragraph-count="25" meta:word-count="734" meta:character-count="4549" meta:non-whitespace-character-count="3833"/>
  </office:meta>
</office:document-meta>
</file>